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e1" style:family="table">
      <style:table-properties style:width="3.9083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566in"/>
    </style:style>
    <style:style style:name="Table1.C" style:family="table-column">
      <style:table-column-properties style:column-width="2.777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font-name="Tinos" style:text-underline-style="none"/>
    </style:style>
    <style:style style:name="T2" style:family="text">
      <style:text-properties style:font-name="Tinos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2:</text:p>
      <text:p text:style-name="Standard">z5099492@bongo00:~$ dig www.cecs.anu.edu.au</text:p>
      <text:p text:style-name="Standard"></text:p>
      <text:p text:style-name="Standard">; &lt;&lt;&gt;&gt; DiG 9.7.3 &lt;&lt;&gt;&gt; www.cecs.anu.edu.au</text:p>
      <text:p text:style-name="Standard">;; global options: +cmd</text:p>
      <text:p text:style-name="Standard">;; Got answer:</text:p>
      <text:p text:style-name="Standard">;; -&gt;&gt;HEADER&lt;&lt;- opcode: QUERY, status: NOERROR, id: 2650</text:p>
      <text:p text:style-name="Standard">;; flags: qr rd ra; QUERY: 1, ANSWER: 2, AUTHORITY: 4, ADDITIONAL: 4</text:p>
      <text:p text:style-name="Standard"></text:p>
      <text:p text:style-name="Standard">;; QUESTION SECTION:</text:p>
      <text:p text:style-name="Standard">;www.cecs.anu.edu.au.<text:tab/><text:tab/>IN<text:tab/>A</text:p>
      <text:p text:style-name="Standard"></text:p>
      <text:p text:style-name="Standard">;; ANSWER SECTION:</text:p>
      <text:p text:style-name="Standard">www.cecs.anu.edu.au.<text:tab/>3056<text:tab/>IN<text:tab/>CNAME<text:tab/>rproxy.cecs.anu.edu.au.</text:p>
      <text:p text:style-name="Standard">rproxy.cecs.anu.edu.au.<text:tab/>1773<text:tab/>IN<text:tab/>A<text:tab/>150.203.161.98</text:p>
      <text:p text:style-name="Standard"></text:p>
      <text:p text:style-name="Standard">;; AUTHORITY SECTION:</text:p>
      <text:p text:style-name="Standard">cecs.anu.edu.au.<text:tab/>1069<text:tab/>IN<text:tab/>NS<text:tab/>ns1.cecs.anu.edu.au.</text:p>
      <text:p text:style-name="Standard">cecs.anu.edu.au.<text:tab/>1069<text:tab/>IN<text:tab/>NS<text:tab/>ns2.cecs.anu.edu.au.</text:p>
      <text:p text:style-name="Standard">cecs.anu.edu.au.<text:tab/>1069<text:tab/>IN<text:tab/>NS<text:tab/>ns3.cecs.anu.edu.au.</text:p>
      <text:p text:style-name="Standard">cecs.anu.edu.au.<text:tab/>1069<text:tab/>IN<text:tab/>NS<text:tab/>ns4.cecs.anu.edu.au.</text:p>
      <text:p text:style-name="Standard"></text:p>
      <text:p text:style-name="Standard">;; ADDITIONAL SECTION:</text:p>
      <text:p text:style-name="Standard">ns1.cecs.anu.edu.au.<text:tab/>2563<text:tab/>IN<text:tab/>A<text:tab/>150.203.161.4</text:p>
      <text:p text:style-name="Standard">ns2.cecs.anu.edu.au.<text:tab/>2563<text:tab/>IN<text:tab/>A<text:tab/>150.203.161.36</text:p>
      <text:p text:style-name="Standard">ns3.cecs.anu.edu.au.<text:tab/>715<text:tab/>IN<text:tab/>A<text:tab/>150.203.161.50</text:p>
      <text:p text:style-name="Standard">ns4.cecs.anu.edu.au.<text:tab/>2563<text:tab/>IN<text:tab/>A<text:tab/>150.203.161.38</text:p>
      <text:p text:style-name="Standard"></text:p>
      <text:p text:style-name="Standard">;; Query time: 1 msec</text:p>
      <text:p text:style-name="Standard">;; SERVER: 129.94.208.3#53(129.94.208.3)</text:p>
      <text:p text:style-name="Standard">;; WHEN: Fri Mar 24 13:42:33 2017</text:p>
      <text:p text:style-name="Standard">;; MSG SIZE <text:s/>rcvd: 210</text:p>
      <text:p text:style-name="Standard"/>
      <text:p text:style-name="P1">Question 1:</text:p>
      <text:p text:style-name="Standard">P address of <text:s/>www. cecs.anu.edu.au is 150.203.161.98 , the DNS query is A.</text:p>
      <text:p text:style-name="Standard"/>
      <text:p text:style-name="P1">Question 2:</text:p>
      <text:p text:style-name="Standard">rproxy.cecs.anu.edu.au. Is the canonical name. 150.203.161.98; easy for clients accessing the web.</text:p>
      <text:p text:style-name="Standard"/>
      <text:p text:style-name="P1">Question 3:</text:p>
      <text:p text:style-name="Standard">Authority Section means the used <text:span text:style-name="T2"><text:s/>authoritative name servers <text:s/></text:span>related to the DNS zone.</text:p>
      <text:p text:style-name="Standard">Additional section is IP addresses of the <text:span text:style-name="T2">authoritative name servers.</text:span></text:p>
      <text:p text:style-name="Standard"><text:span text:style-name="T2"/></text:p>
      <text:p text:style-name="P1"><text:span text:style-name="T1">Question 4:</text:span></text:p>
      <text:p text:style-name="Standard"><text:span text:style-name="T2">the IP address pf the local nameserver is 129.94.208.3. In the “SERVER”.</text:span></text:p>
      <text:p text:style-name="Standard"><text:span text:style-name="T2">---------------------------------------------------------------------------------------------</text:span></text:p>
      <text:p text:style-name="P1"><text:span text:style-name="T1">Question 5:</text:span></text:p>
      <text:p text:style-name="Standard"><text:span text:style-name="T2">z5099492@bongo00:~$ dig cecs.anu.edu.au</text:span></text:p>
      <text:p text:style-name="Standard"><text:span text:style-name="T2"></text:span></text:p>
      <text:p text:style-name="Standard"><text:span text:style-name="T2">; &lt;&lt;&gt;&gt; DiG 9.7.3 &lt;&lt;&gt;&gt; cecs.anu.edu.au</text:span></text:p>
      <text:p text:style-name="Standard"><text:span text:style-name="T2">;; global options: +cmd</text:span></text:p>
      <text:p text:style-name="Standard"><text:span text:style-name="T2">;; Got answer:</text:span></text:p>
      <text:p text:style-name="Standard"><text:soft-page-break/><text:span text:style-name="T2">;; -&gt;&gt;HEADER&lt;&lt;- opcode: QUERY, status: NOERROR, id: 48647</text:span></text:p>
      <text:p text:style-name="Standard"><text:span text:style-name="T2">;; flags: qr rd ra; QUERY: 1, ANSWER: 1, AUTHORITY: 3, ADDITIONAL: 3</text:span></text:p>
      <text:p text:style-name="Standard"><text:span text:style-name="T2"></text:span></text:p>
      <text:p text:style-name="Standard"><text:span text:style-name="T2">;; QUESTION SECTION:</text:span></text:p>
      <text:p text:style-name="Standard"><text:span text:style-name="T2">;cecs.anu.edu.au.<text:tab/><text:tab/>IN<text:tab/>A</text:span></text:p>
      <text:p text:style-name="Standard"><text:span text:style-name="T2"></text:span></text:p>
      <text:p text:style-name="Standard"><text:span text:style-name="T2">;; ANSWER SECTION:</text:span></text:p>
      <text:p text:style-name="Standard"><text:span text:style-name="T2">cecs.anu.edu.au.<text:tab/>644<text:tab/>IN<text:tab/>A<text:tab/>150.203.161.98</text:span></text:p>
      <text:p text:style-name="Standard"><text:span text:style-name="T2"></text:span></text:p>
      <text:p text:style-name="Standard"><text:span text:style-name="T2">;; AUTHORITY SECTION:</text:span></text:p>
      <text:p text:style-name="Standard"><text:span text:style-name="T2">anu.edu.au.<text:tab/><text:tab/>3005<text:tab/>IN<text:tab/>NS<text:tab/>ns1.anu.edu.au.</text:span></text:p>
      <text:p text:style-name="Standard"><text:span text:style-name="T2">anu.edu.au.<text:tab/><text:tab/>3005<text:tab/>IN<text:tab/>NS<text:tab/>ns.adelaide.edu.au.</text:span></text:p>
      <text:p text:style-name="Standard"><text:span text:style-name="T2">anu.edu.au.<text:tab/><text:tab/>3005<text:tab/>IN<text:tab/>NS<text:tab/>una.anu.edu.au.</text:span></text:p>
      <text:p text:style-name="Standard"><text:span text:style-name="T2"></text:span></text:p>
      <text:p text:style-name="Standard"><text:span text:style-name="T2">;; ADDITIONAL SECTION:</text:span></text:p>
      <text:p text:style-name="Standard"><text:span text:style-name="T2">ns.adelaide.edu.au.<text:tab/>69136<text:tab/>IN<text:tab/>A<text:tab/>129.127.40.3</text:span></text:p>
      <text:p text:style-name="Standard"><text:span text:style-name="T2">ns1.anu.edu.au.<text:tab/><text:tab/>24216<text:tab/>IN<text:tab/>A<text:tab/>150.203.1.10</text:span></text:p>
      <text:p text:style-name="Standard"><text:span text:style-name="T2">una.anu.edu.au.<text:tab/><text:tab/>10291<text:tab/>IN<text:tab/>A<text:tab/>150.203.22.28</text:span></text:p>
      <text:p text:style-name="Standard"><text:span text:style-name="T2"></text:span></text:p>
      <text:p text:style-name="Standard"><text:span text:style-name="T2">;; Query time: 0 msec</text:span></text:p>
      <text:p text:style-name="Standard"><text:span text:style-name="T2">;; SERVER: 129.94.208.3#53(129.94.208.3)</text:span></text:p>
      <text:p text:style-name="Standard"><text:span text:style-name="T2">;; WHEN: Fri Mar 24 14:54:01 2017</text:span></text:p>
      <text:p text:style-name="Standard"><text:span text:style-name="T2">;; MSG SIZE <text:s/>rcvd: 159</text:span></text:p>
      <text:p text:style-name="Standard"><text:span text:style-name="T2"/></text:p>
      <text:p text:style-name="Standard"><text:span text:style-name="T2">They are </text:span></text:p>
      <text:p text:style-name="Standard"><text:span text:style-name="T2">ns.adelaide.edu.au.<text:tab/>129.127.40.3</text:span></text:p>
      <text:p text:style-name="Standard"><text:span text:style-name="T2">ns1.anu.edu.au.<text:tab/>50.203.1.10</text:span></text:p>
      <text:p text:style-name="Standard"><text:span text:style-name="T2">una.anu.edu.au.<text:tab/>150.203.22.28</text:span></text:p>
      <text:p text:style-name="Standard"><text:span text:style-name="T2">The type of DNS query is NS.</text:span></text:p>
      <text:p text:style-name="Standard"><text:span text:style-name="T2">---------------------------------------------------------------------------------------------</text:span></text:p>
      <text:p text:style-name="P1"><text:span text:style-name="T1">Question 6:</text:span></text:p>
      <text:p text:style-name="Standard"><text:span text:style-name="T2">z5099492@bongo00:~$ dig anu.edu.au</text:span></text:p>
      <text:p text:style-name="Standard"><text:span text:style-name="T2"></text:span></text:p>
      <text:p text:style-name="Standard"><text:span text:style-name="T2">; &lt;&lt;&gt;&gt; DiG 9.7.3 &lt;&lt;&gt;&gt; anu.edu.au</text:span></text:p>
      <text:p text:style-name="Standard"><text:span text:style-name="T2">;; global options: +cmd</text:span></text:p>
      <text:p text:style-name="Standard"><text:span text:style-name="T2">;; Got answer:</text:span></text:p>
      <text:p text:style-name="Standard"><text:span text:style-name="T2">;; -&gt;&gt;HEADER&lt;&lt;- opcode: QUERY, status: NOERROR, id: 7931</text:span></text:p>
      <text:p text:style-name="Standard"><text:span text:style-name="T2">;; flags: qr rd ra; QUERY: 1, ANSWER: 1, AUTHORITY: 3, ADDITIONAL: 3</text:span></text:p>
      <text:p text:style-name="Standard"><text:span text:style-name="T2"></text:span></text:p>
      <text:p text:style-name="Standard"><text:span text:style-name="T2">;; QUESTION SECTION:</text:span></text:p>
      <text:p text:style-name="Standard"><text:span text:style-name="T2">;anu.edu.au.<text:tab/><text:tab/><text:tab/>IN<text:tab/>A</text:span></text:p>
      <text:p text:style-name="Standard"><text:span text:style-name="T2"></text:span></text:p>
      <text:p text:style-name="Standard"><text:span text:style-name="T2">;; ANSWER SECTION:</text:span></text:p>
      <text:p text:style-name="Standard"><text:span text:style-name="T2">anu.edu.au.<text:tab/><text:tab/>150<text:tab/>IN<text:tab/>A<text:tab/>130.56.60.81</text:span></text:p>
      <text:p text:style-name="Standard"><text:span text:style-name="T2"></text:span></text:p>
      <text:p text:style-name="Standard"><text:span text:style-name="T2">;; AUTHORITY SECTION:</text:span></text:p>
      <text:p text:style-name="Standard"><text:span text:style-name="T2">anu.edu.au.<text:tab/><text:tab/>2584<text:tab/>IN<text:tab/>NS<text:tab/>ns.adelaide.edu.au.</text:span></text:p>
      <text:p text:style-name="Standard"><text:span text:style-name="T2">anu.edu.au.<text:tab/><text:tab/>2584<text:tab/>IN<text:tab/>NS<text:tab/>una.anu.edu.au.</text:span></text:p>
      <text:p text:style-name="Standard"><text:span text:style-name="T2">anu.edu.au.<text:tab/><text:tab/>2584<text:tab/>IN<text:tab/>NS<text:tab/>ns1.anu.edu.au.</text:span></text:p>
      <text:p text:style-name="Standard"><text:span text:style-name="T2"></text:span></text:p>
      <text:p text:style-name="Standard"><text:span text:style-name="T2">;; ADDITIONAL SECTION:</text:span></text:p>
      <text:p text:style-name="Standard"><text:span text:style-name="T2">ns.adelaide.edu.au.<text:tab/>68715<text:tab/>IN<text:tab/>A<text:tab/>129.127.40.3</text:span></text:p>
      <text:p text:style-name="Standard"><text:soft-page-break/><text:span text:style-name="T2">ns1.anu.edu.au.<text:tab/><text:tab/>23795<text:tab/>IN<text:tab/>A<text:tab/>150.203.1.10</text:span></text:p>
      <text:p text:style-name="Standard"><text:span text:style-name="T2">una.anu.edu.au.<text:tab/><text:tab/>9870<text:tab/>IN<text:tab/>A<text:tab/>150.203.22.28</text:span></text:p>
      <text:p text:style-name="Standard"><text:span text:style-name="T2"></text:span></text:p>
      <text:p text:style-name="Standard"><text:span text:style-name="T2">;; Query time: 13 msec</text:span></text:p>
      <text:p text:style-name="Standard"><text:span text:style-name="T2">;; SERVER: 129.94.208.3#53(129.94.208.3)</text:span></text:p>
      <text:p text:style-name="Standard"><text:span text:style-name="T2">;; WHEN: Fri Mar 24 15:01:02 2017</text:span></text:p>
      <text:p text:style-name="Standard"><text:span text:style-name="T2">;; MSG SIZE <text:s/>rcvd: 154</text:span></text:p>
      <text:p text:style-name="Standard"><text:span text:style-name="T2"/></text:p>
      <text:p text:style-name="Standard"><text:span text:style-name="T2">They are </text:span></text:p>
      <text:p text:style-name="Standard"><text:span text:style-name="T2">ns.adelaide.edu.au.<text:tab/>129.127.40.3</text:span></text:p>
      <text:p text:style-name="Standard"><text:span text:style-name="T2">ns1.anu.edu.au.<text:tab/>150.203.1.10</text:span></text:p>
      <text:p text:style-name="Standard"><text:span text:style-name="T2">una.anu.edu.au<text:tab/>150.203.22.28</text:span></text:p>
      <text:p text:style-name="Standard"><text:span text:style-name="T2">The type of DNS query is NS.</text:span></text:p>
      <text:p text:style-name="Standard"><text:span text:style-name="T2"/></text:p>
      <text:p text:style-name="P1"><text:span text:style-name="T1">Question 7:</text:span></text:p>
      <text:p text:style-name="P2"><text:span text:style-name="T1">z5099492@bongo00:~$ dig 149.171.158.109</text:span></text:p>
      <text:p text:style-name="P2"><text:span text:style-name="T1"></text:span></text:p>
      <text:p text:style-name="P2"><text:span text:style-name="T1">; &lt;&lt;&gt;&gt; DiG 9.7.3 &lt;&lt;&gt;&gt; 149.171.158.109</text:span></text:p>
      <text:p text:style-name="P2"><text:span text:style-name="T1">;; global options: +cmd</text:span></text:p>
      <text:p text:style-name="P2"><text:span text:style-name="T1">;; Got answer:</text:span></text:p>
      <text:p text:style-name="P2"><text:span text:style-name="T1">;; -&gt;&gt;HEADER&lt;&lt;- opcode: QUERY, status: NXDOMAIN, id: 20101</text:span></text:p>
      <text:p text:style-name="P2"><text:span text:style-name="T1">;; flags: qr rd ra; QUERY: 1, ANSWER: 0, AUTHORITY: 1, ADDITIONAL: 0</text:span></text:p>
      <text:p text:style-name="P2"><text:span text:style-name="T1"></text:span></text:p>
      <text:p text:style-name="P2"><text:span text:style-name="T1">;; QUESTION SECTION:</text:span></text:p>
      <text:p text:style-name="P2"><text:span text:style-name="T1">;149.171.158.109.<text:tab/><text:tab/>IN<text:tab/>A</text:span></text:p>
      <text:p text:style-name="P2"><text:span text:style-name="T1"></text:span></text:p>
      <text:p text:style-name="P2"><text:span text:style-name="T1">;; AUTHORITY SECTION:</text:span></text:p>
      <text:p text:style-name="P2"><text:span text:style-name="T1">.<text:tab/><text:tab/><text:tab/>5533<text:tab/>IN<text:tab/>SOA<text:tab/>a.root-servers.net. nstld.verisign-grs.com. 2017032302 1800 900 604800 86400</text:span></text:p>
      <text:p text:style-name="P2"><text:span text:style-name="T1"></text:span></text:p>
      <text:p text:style-name="P2"><text:span text:style-name="T1">;; Query time: 5 msec</text:span></text:p>
      <text:p text:style-name="P2"><text:span text:style-name="T1">;; SERVER: 129.94.208.3#53(129.94.208.3)</text:span></text:p>
      <text:p text:style-name="P2"><text:span text:style-name="T1">;; WHEN: Fri Mar 24 15:03:55 2017</text:span></text:p>
      <text:p text:style-name="P2"><text:span text:style-name="T1">;; MSG SIZE <text:s/>rcvd: 108</text:span></text:p>
      <text:p text:style-name="P2"><text:span text:style-name="T1"/></text:p>
      <text:p text:style-name="Standard"><text:span text:style-name="T2">The DNS name is a.root-servers.net. <text:s/>nstld.verisign-grs.com.</text:span></text:p>
      <text:p text:style-name="Standard"><text:span text:style-name="T2">The type of DNS query is SOA.</text:span></text:p>
      <text:p text:style-name="Standard"><text:span text:style-name="T2"/></text:p>
      <text:p text:style-name="P1"><text:span text:style-name="T1">Question 8:</text:span></text:p>
      <text:p text:style-name="Standard"><text:span text:style-name="T2">z5099492@bongo00:~$ dig @129.94.242.33 yahoo.com</text:span></text:p>
      <text:p text:style-name="Standard"><text:span text:style-name="T2"></text:span></text:p>
      <text:p text:style-name="Standard"><text:span text:style-name="T2">; &lt;&lt;&gt;&gt; DiG 9.7.3 &lt;&lt;&gt;&gt; @129.94.242.33 yahoo.com</text:span></text:p>
      <text:p text:style-name="Standard"><text:span text:style-name="T2">; (1 server found)</text:span></text:p>
      <text:p text:style-name="Standard"><text:span text:style-name="T2">;; global options: +cmd</text:span></text:p>
      <text:p text:style-name="Standard"><text:span text:style-name="T2">;; Got answer:</text:span></text:p>
      <text:p text:style-name="Standard"><text:span text:style-name="T2">;; -&gt;&gt;HEADER&lt;&lt;- opcode: QUERY, status: NOERROR, id: 12699</text:span></text:p>
      <text:p text:style-name="Standard"><text:span text:style-name="T2">;; flags: qr rd ra; QUERY: 1, ANSWER: 3, AUTHORITY: 5, ADDITIONAL: 8</text:span></text:p>
      <text:p text:style-name="Standard"><text:span text:style-name="T2"></text:span></text:p>
      <text:p text:style-name="Standard"><text:span text:style-name="T2">;; QUESTION SECTION:</text:span></text:p>
      <text:p text:style-name="Standard"><text:span text:style-name="T2">;yahoo.com.<text:tab/><text:tab/><text:tab/>IN<text:tab/>A</text:span></text:p>
      <text:p text:style-name="Standard"><text:span text:style-name="T2"></text:span></text:p>
      <text:p text:style-name="Standard"><text:span text:style-name="T2">;; ANSWER SECTION:</text:span></text:p>
      <text:p text:style-name="Standard"><text:soft-page-break/><text:span text:style-name="T2">yahoo.com.<text:tab/><text:tab/>1800<text:tab/>IN<text:tab/>A<text:tab/>98.138.253.109</text:span></text:p>
      <text:p text:style-name="Standard"><text:span text:style-name="T2">yahoo.com.<text:tab/><text:tab/>1800<text:tab/>IN<text:tab/>A<text:tab/>98.139.183.24</text:span></text:p>
      <text:p text:style-name="Standard"><text:span text:style-name="T2">yahoo.com.<text:tab/><text:tab/>1800<text:tab/>IN<text:tab/>A<text:tab/>206.190.36.45</text:span></text:p>
      <text:p text:style-name="Standard"><text:span text:style-name="T2"></text:span></text:p>
      <text:p text:style-name="Standard"><text:span text:style-name="T2">;; AUTHORITY SECTION:</text:span></text:p>
      <text:p text:style-name="Standard"><text:span text:style-name="T2">yahoo.com.<text:tab/><text:tab/>63642<text:tab/>IN<text:tab/>NS<text:tab/>ns1.yahoo.com.</text:span></text:p>
      <text:p text:style-name="Standard"><text:span text:style-name="T2">yahoo.com.<text:tab/><text:tab/>63642<text:tab/>IN<text:tab/>NS<text:tab/>ns5.yahoo.com.</text:span></text:p>
      <text:p text:style-name="Standard"><text:span text:style-name="T2">yahoo.com.<text:tab/><text:tab/>63642<text:tab/>IN<text:tab/>NS<text:tab/>ns2.yahoo.com.</text:span></text:p>
      <text:p text:style-name="Standard"><text:span text:style-name="T2">yahoo.com.<text:tab/><text:tab/>63642<text:tab/>IN<text:tab/>NS<text:tab/>ns4.yahoo.com.</text:span></text:p>
      <text:p text:style-name="Standard"><text:span text:style-name="T2">yahoo.com.<text:tab/><text:tab/>63642<text:tab/>IN<text:tab/>NS<text:tab/>ns3.yahoo.com.</text:span></text:p>
      <text:p text:style-name="Standard"><text:span text:style-name="T2"></text:span></text:p>
      <text:p text:style-name="Standard"><text:span text:style-name="T2">;; ADDITIONAL SECTION:</text:span></text:p>
      <text:p text:style-name="Standard"><text:span text:style-name="T2">ns1.yahoo.com.<text:tab/><text:tab/>1058<text:tab/>IN<text:tab/>A<text:tab/>68.180.131.16</text:span></text:p>
      <text:p text:style-name="Standard"><text:span text:style-name="T2">ns1.yahoo.com.<text:tab/><text:tab/>1061<text:tab/>IN<text:tab/>AAAA<text:tab/>2001:4998:130::1001</text:span></text:p>
      <text:p text:style-name="Standard"><text:span text:style-name="T2">ns2.yahoo.com.<text:tab/><text:tab/>278173<text:tab/>IN<text:tab/>A<text:tab/>68.142.255.16</text:span></text:p>
      <text:p text:style-name="Standard"><text:span text:style-name="T2">ns2.yahoo.com.<text:tab/><text:tab/>7070<text:tab/>IN<text:tab/>AAAA<text:tab/>2001:4998:140::1002</text:span></text:p>
      <text:p text:style-name="Standard"><text:span text:style-name="T2">ns3.yahoo.com.<text:tab/><text:tab/>341088<text:tab/>IN<text:tab/>A<text:tab/>203.84.221.53</text:span></text:p>
      <text:p text:style-name="Standard"><text:span text:style-name="T2">ns3.yahoo.com.<text:tab/><text:tab/>7071<text:tab/>IN<text:tab/>AAAA<text:tab/>2406:8600:b8:fe03::1003</text:span></text:p>
      <text:p text:style-name="Standard"><text:span text:style-name="T2">ns4.yahoo.com.<text:tab/><text:tab/>253282<text:tab/>IN<text:tab/>A<text:tab/>98.138.11.157</text:span></text:p>
      <text:p text:style-name="Standard"><text:span text:style-name="T2">ns5.yahoo.com.<text:tab/><text:tab/>154088<text:tab/>IN<text:tab/>A<text:tab/>119.160.247.124</text:span></text:p>
      <text:p text:style-name="Standard"><text:span text:style-name="T2"></text:span></text:p>
      <text:p text:style-name="Standard"><text:span text:style-name="T2">;; Query time: 161 msec</text:span></text:p>
      <text:p text:style-name="Standard"><text:span text:style-name="T2">;; SERVER: 129.94.242.33#53(129.94.242.33)</text:span></text:p>
      <text:p text:style-name="Standard"><text:span text:style-name="T2">;; WHEN: Fri Mar 24 15:21:50 2017</text:span></text:p>
      <text:p text:style-name="Standard"><text:span text:style-name="T2">;; MSG SIZE <text:s/>rcvd: 329</text:span></text:p>
      <text:p text:style-name="Standard"><text:span text:style-name="T2"/></text:p>
      <text:p text:style-name="Standard"><text:span text:style-name="T2">No,since the flags does not contain <text:s/>“aa”.</text:span></text:p>
      <text:p text:style-name="Standard"><text:span text:style-name="T2"/></text:p>
      <text:p text:style-name="P1"><text:span text:style-name="T1">Question 9 :</text:span></text:p>
      <text:p text:style-name="Standard"><text:span text:style-name="T2">z5099492@bongo00:~$ dig @150.203.22.28 yahoo.com</text:span></text:p>
      <text:p text:style-name="Standard"><text:span text:style-name="T2"></text:span></text:p>
      <text:p text:style-name="Standard"><text:span text:style-name="T2">; &lt;&lt;&gt;&gt; DiG 9.7.3 &lt;&lt;&gt;&gt; @150.203.22.28 yahoo.com</text:span></text:p>
      <text:p text:style-name="Standard"><text:span text:style-name="T2">; (1 server found)</text:span></text:p>
      <text:p text:style-name="Standard"><text:span text:style-name="T2">;; global options: +cmd</text:span></text:p>
      <text:p text:style-name="Standard"><text:span text:style-name="T2">;; Got answer:</text:span></text:p>
      <text:p text:style-name="Standard"><text:span text:style-name="T2">;; -&gt;&gt;HEADER&lt;&lt;- opcode: QUERY, status: REFUSED, id: 31069</text:span></text:p>
      <text:p text:style-name="Standard"><text:span text:style-name="T2">;; flags: qr rd; QUERY: 1, ANSWER: 0, AUTHORITY: 0, ADDITIONAL: 0</text:span></text:p>
      <text:p text:style-name="Standard"><text:span text:style-name="T2">;; WARNING: recursion requested but not available</text:span></text:p>
      <text:p text:style-name="Standard"><text:span text:style-name="T2"></text:span></text:p>
      <text:p text:style-name="Standard"><text:span text:style-name="T2">;; QUESTION SECTION:</text:span></text:p>
      <text:p text:style-name="Standard"><text:span text:style-name="T2">;yahoo.com.<text:tab/><text:tab/><text:tab/>IN<text:tab/>A</text:span></text:p>
      <text:p text:style-name="Standard"><text:span text:style-name="T2"></text:span></text:p>
      <text:p text:style-name="Standard"><text:span text:style-name="T2">;; Query time: 5 msec</text:span></text:p>
      <text:p text:style-name="Standard"><text:span text:style-name="T2">;; SERVER: 150.203.22.28#53(150.203.22.28)</text:span></text:p>
      <text:p text:style-name="Standard"><text:span text:style-name="T2">;; WHEN: Fri Mar 24 16:10:55 2017</text:span></text:p>
      <text:p text:style-name="Standard"><text:span text:style-name="T2">;; MSG SIZE <text:s/>rcvd: 27</text:span></text:p>
      <text:p text:style-name="Standard"><text:span text:style-name="T2"/></text:p>
      <text:p text:style-name="P1"><text:span text:style-name="T1">Question 10:</text:span></text:p>
      <text:p text:style-name="P2"><text:span text:style-name="T1">z5099492@bongo00:~$ dig yahoo.com</text:span></text:p>
      <text:p text:style-name="P2"><text:span text:style-name="T1"></text:span></text:p>
      <text:p text:style-name="P2"><text:span text:style-name="T1">; &lt;&lt;&gt;&gt; DiG 9.7.3 &lt;&lt;&gt;&gt; yahoo.com</text:span></text:p>
      <text:p text:style-name="P2"><text:span text:style-name="T1">;; global options: +cmd</text:span></text:p>
      <text:p text:style-name="P2"><text:soft-page-break/><text:span text:style-name="T1">;; Got answer:</text:span></text:p>
      <text:p text:style-name="P2"><text:span text:style-name="T1">;; -&gt;&gt;HEADER&lt;&lt;- opcode: QUERY, status: NOERROR, id: 35523</text:span></text:p>
      <text:p text:style-name="P2"><text:span text:style-name="T1">;; flags: qr rd ra; QUERY: 1, ANSWER: 3, AUTHORITY: 5, ADDITIONAL: 8</text:span></text:p>
      <text:p text:style-name="P2"><text:span text:style-name="T1"></text:span></text:p>
      <text:p text:style-name="P2"><text:span text:style-name="T1">;; QUESTION SECTION:</text:span></text:p>
      <text:p text:style-name="P2"><text:span text:style-name="T1">;yahoo.com.<text:tab/><text:tab/><text:tab/>IN<text:tab/>A</text:span></text:p>
      <text:p text:style-name="P2"><text:span text:style-name="T1"></text:span></text:p>
      <text:p text:style-name="P2"><text:span text:style-name="T1">;; ANSWER SECTION:</text:span></text:p>
      <text:p text:style-name="P2"><text:span text:style-name="T1">yahoo.com.<text:tab/><text:tab/>93<text:tab/>IN<text:tab/>A<text:tab/>98.138.253.109</text:span></text:p>
      <text:p text:style-name="P2"><text:span text:style-name="T1">yahoo.com.<text:tab/><text:tab/>93<text:tab/>IN<text:tab/>A<text:tab/>98.139.183.24</text:span></text:p>
      <text:p text:style-name="P2"><text:span text:style-name="T1">yahoo.com.<text:tab/><text:tab/>93<text:tab/>IN<text:tab/>A<text:tab/>206.190.36.45</text:span></text:p>
      <text:p text:style-name="P2"><text:span text:style-name="T1"></text:span></text:p>
      <text:p text:style-name="P2"><text:span text:style-name="T1">;; AUTHORITY SECTION:</text:span></text:p>
      <text:p text:style-name="P2"><text:span text:style-name="T1">yahoo.com.<text:tab/><text:tab/>57166<text:tab/>IN<text:tab/>NS<text:tab/>ns5.yahoo.com.</text:span></text:p>
      <text:p text:style-name="P2"><text:span text:style-name="T1">yahoo.com.<text:tab/><text:tab/>57166<text:tab/>IN<text:tab/>NS<text:tab/>ns1.yahoo.com.</text:span></text:p>
      <text:p text:style-name="P2"><text:span text:style-name="T1">yahoo.com.<text:tab/><text:tab/>57166<text:tab/>IN<text:tab/>NS<text:tab/>ns4.yahoo.com.</text:span></text:p>
      <text:p text:style-name="P2"><text:span text:style-name="T1">yahoo.com.<text:tab/><text:tab/>57166<text:tab/>IN<text:tab/>NS<text:tab/>ns2.yahoo.com.</text:span></text:p>
      <text:p text:style-name="P2"><text:span text:style-name="T1">yahoo.com.<text:tab/><text:tab/>57166<text:tab/>IN<text:tab/>NS<text:tab/>ns3.yahoo.com.</text:span></text:p>
      <text:p text:style-name="P2"><text:span text:style-name="T1"></text:span></text:p>
      <text:p text:style-name="P2"><text:span text:style-name="T1">;; ADDITIONAL SECTION:</text:span></text:p>
      <text:p text:style-name="P2"><text:span text:style-name="T1">ns1.yahoo.com.<text:tab/><text:tab/>271404<text:tab/>IN<text:tab/>A<text:tab/>68.180.131.16</text:span></text:p>
      <text:p text:style-name="P2"><text:span text:style-name="T1">ns1.yahoo.com.<text:tab/><text:tab/>594<text:tab/>IN<text:tab/>AAAA<text:tab/>2001:4998:130::1001</text:span></text:p>
      <text:p text:style-name="P2"><text:span text:style-name="T1">ns2.yahoo.com.<text:tab/><text:tab/>334612<text:tab/>IN<text:tab/>A<text:tab/>68.142.255.16</text:span></text:p>
      <text:p text:style-name="P2"><text:span text:style-name="T1">ns2.yahoo.com.<text:tab/><text:tab/>594<text:tab/>IN<text:tab/>AAAA<text:tab/>2001:4998:140::1002</text:span></text:p>
      <text:p text:style-name="P2"><text:span text:style-name="T1">ns3.yahoo.com.<text:tab/><text:tab/>63925<text:tab/>IN<text:tab/>A<text:tab/>203.84.221.53</text:span></text:p>
      <text:p text:style-name="P2"><text:span text:style-name="T1">ns3.yahoo.com.<text:tab/><text:tab/>595<text:tab/>IN<text:tab/>AAAA<text:tab/>2406:8600:b8:fe03::1003</text:span></text:p>
      <text:p text:style-name="P2"><text:span text:style-name="T1">ns4.yahoo.com.<text:tab/><text:tab/>246806<text:tab/>IN<text:tab/>A<text:tab/>98.138.11.157</text:span></text:p>
      <text:p text:style-name="P2"><text:span text:style-name="T1">ns5.yahoo.com.<text:tab/><text:tab/>334612<text:tab/>IN<text:tab/>A<text:tab/>119.160.247.124</text:span></text:p>
      <text:p text:style-name="P2"><text:span text:style-name="T1"></text:span></text:p>
      <text:p text:style-name="P2"><text:span text:style-name="T1">;; Query time: 0 msec</text:span></text:p>
      <text:p text:style-name="P2"><text:span text:style-name="T1">;; SERVER: 129.94.208.3#53(129.94.208.3)</text:span></text:p>
      <text:p text:style-name="P2"><text:span text:style-name="T1">;; WHEN: Fri Mar 24 17:09:46 2017</text:span></text:p>
      <text:p text:style-name="P2"><text:span text:style-name="T1">;; MSG SIZE <text:s/>rcvd: 329</text:span></text:p>
      <text:p text:style-name="P2"><text:span text:style-name="T1"/></text:p>
      <text:p text:style-name="Standard"><text:span text:style-name="T2">z5099492@bongo00:~$ dig @68.180.131.16 yahoo.com</text:span></text:p>
      <text:p text:style-name="Standard"><text:span text:style-name="T2"></text:span></text:p>
      <text:p text:style-name="Standard"><text:span text:style-name="T2">; &lt;&lt;&gt;&gt; DiG 9.7.3 &lt;&lt;&gt;&gt; @68.180.131.16 yahoo.com</text:span></text:p>
      <text:p text:style-name="Standard"><text:span text:style-name="T2">; (1 server found)</text:span></text:p>
      <text:p text:style-name="Standard"><text:span text:style-name="T2">;; global options: +cmd</text:span></text:p>
      <text:p text:style-name="Standard"><text:span text:style-name="T2">;; Got answer:</text:span></text:p>
      <text:p text:style-name="Standard"><text:span text:style-name="T2">;; -&gt;&gt;HEADER&lt;&lt;- opcode: QUERY, status: NOERROR, id: 63757</text:span></text:p>
      <text:p text:style-name="Standard"><text:span text:style-name="T2">;; flags: qr aa rd; QUERY: 1, ANSWER: 3, AUTHORITY: 5, ADDITIONAL: 8</text:span></text:p>
      <text:p text:style-name="Standard"><text:span text:style-name="T2">;; WARNING: recursion requested but not available</text:span></text:p>
      <text:p text:style-name="Standard"><text:span text:style-name="T2"></text:span></text:p>
      <text:p text:style-name="Standard"><text:span text:style-name="T2">;; QUESTION SECTION:</text:span></text:p>
      <text:p text:style-name="Standard"><text:span text:style-name="T2">;yahoo.com.<text:tab/><text:tab/><text:tab/>IN<text:tab/>A</text:span></text:p>
      <text:p text:style-name="Standard"><text:span text:style-name="T2"></text:span></text:p>
      <text:p text:style-name="Standard"><text:span text:style-name="T2">;; ANSWER SECTION:</text:span></text:p>
      <text:p text:style-name="Standard"><text:span text:style-name="T2">yahoo.com.<text:tab/><text:tab/>1800<text:tab/>IN<text:tab/>A<text:tab/>206.190.36.45</text:span></text:p>
      <text:p text:style-name="Standard"><text:span text:style-name="T2">yahoo.com.<text:tab/><text:tab/>1800<text:tab/>IN<text:tab/>A<text:tab/>98.138.253.109</text:span></text:p>
      <text:p text:style-name="Standard"><text:span text:style-name="T2">yahoo.com.<text:tab/><text:tab/>1800<text:tab/>IN<text:tab/>A<text:tab/>98.139.183.24</text:span></text:p>
      <text:p text:style-name="Standard"><text:span text:style-name="T2"></text:span></text:p>
      <text:p text:style-name="Standard"><text:soft-page-break/><text:span text:style-name="T2">;; AUTHORITY SECTION:</text:span></text:p>
      <text:p text:style-name="Standard"><text:span text:style-name="T2">yahoo.com.<text:tab/><text:tab/>172800<text:tab/>IN<text:tab/>NS<text:tab/>ns2.yahoo.com.</text:span></text:p>
      <text:p text:style-name="Standard"><text:span text:style-name="T2">yahoo.com.<text:tab/><text:tab/>172800<text:tab/>IN<text:tab/>NS<text:tab/>ns1.yahoo.com.</text:span></text:p>
      <text:p text:style-name="Standard"><text:span text:style-name="T2">yahoo.com.<text:tab/><text:tab/>172800<text:tab/>IN<text:tab/>NS<text:tab/>ns5.yahoo.com.</text:span></text:p>
      <text:p text:style-name="Standard"><text:span text:style-name="T2">yahoo.com.<text:tab/><text:tab/>172800<text:tab/>IN<text:tab/>NS<text:tab/>ns3.yahoo.com.</text:span></text:p>
      <text:p text:style-name="Standard"><text:span text:style-name="T2">yahoo.com.<text:tab/><text:tab/>172800<text:tab/>IN<text:tab/>NS<text:tab/>ns4.yahoo.com.</text:span></text:p>
      <text:p text:style-name="Standard"><text:span text:style-name="T2"></text:span></text:p>
      <text:p text:style-name="Standard"><text:span text:style-name="T2">;; ADDITIONAL SECTION:</text:span></text:p>
      <text:p text:style-name="Standard"><text:span text:style-name="T2">ns1.yahoo.com.<text:tab/><text:tab/>1209600<text:tab/>IN<text:tab/>A<text:tab/>68.180.131.16</text:span></text:p>
      <text:p text:style-name="Standard"><text:span text:style-name="T2">ns2.yahoo.com.<text:tab/><text:tab/>1209600<text:tab/>IN<text:tab/>A<text:tab/>68.142.255.16</text:span></text:p>
      <text:p text:style-name="Standard"><text:span text:style-name="T2">ns3.yahoo.com.<text:tab/><text:tab/>1209600<text:tab/>IN<text:tab/>A<text:tab/>203.84.221.53</text:span></text:p>
      <text:p text:style-name="Standard"><text:span text:style-name="T2">ns4.yahoo.com.<text:tab/><text:tab/>1209600<text:tab/>IN<text:tab/>A<text:tab/>98.138.11.157</text:span></text:p>
      <text:p text:style-name="Standard"><text:span text:style-name="T2">ns5.yahoo.com.<text:tab/><text:tab/>1209600<text:tab/>IN<text:tab/>A<text:tab/>119.160.247.124</text:span></text:p>
      <text:p text:style-name="Standard"><text:span text:style-name="T2">ns1.yahoo.com.<text:tab/><text:tab/>86400<text:tab/>IN<text:tab/>AAAA<text:tab/>2001:4998:130::1001</text:span></text:p>
      <text:p text:style-name="Standard"><text:span text:style-name="T2">ns2.yahoo.com.<text:tab/><text:tab/>86400<text:tab/>IN<text:tab/>AAAA<text:tab/>2001:4998:140::1002</text:span></text:p>
      <text:p text:style-name="Standard"><text:span text:style-name="T2">ns3.yahoo.com.<text:tab/><text:tab/>86400<text:tab/>IN<text:tab/>AAAA<text:tab/>2406:8600:b8:fe03::1003</text:span></text:p>
      <text:p text:style-name="Standard"><text:span text:style-name="T2"></text:span></text:p>
      <text:p text:style-name="Standard"><text:span text:style-name="T2">;; Query time: 145 msec</text:span></text:p>
      <text:p text:style-name="Standard"><text:span text:style-name="T2">;; SERVER: 68.180.131.16#53(68.180.131.16)</text:span></text:p>
      <text:p text:style-name="Standard"><text:span text:style-name="T2">;; WHEN: Fri Mar 24 17:00:54 2017</text:span></text:p>
      <text:p text:style-name="Standard"><text:span text:style-name="T2">;; MSG SIZE <text:s/>rcvd: 329</text:span></text:p>
      <text:p text:style-name="Standard"><text:span text:style-name="T2"/></text:p>
      <text:p text:style-name="Standard"><text:span text:style-name="T2">The type is NS.</text:span></text:p>
      <text:p text:style-name="Standard"><text:span text:style-name="T2"/></text:p>
      <text:p text:style-name="P1"><text:span text:style-name="T1">Question 11:</text:span></text:p>
      <text:p text:style-name="Standard"><text:span text:style-name="T2">z5099492@bongo00:~$ dig . ns</text:span></text:p>
      <text:p text:style-name="Standard"><text:span text:style-name="T2"></text:span></text:p>
      <text:p text:style-name="Standard"><text:span text:style-name="T2">; &lt;&lt;&gt;&gt; DiG 9.7.3 &lt;&lt;&gt;&gt; . ns</text:span></text:p>
      <text:p text:style-name="Standard"><text:span text:style-name="T2">;; global options: +cmd</text:span></text:p>
      <text:p text:style-name="Standard"><text:span text:style-name="T2">;; Got answer:</text:span></text:p>
      <text:p text:style-name="Standard"><text:span text:style-name="T2">;; -&gt;&gt;HEADER&lt;&lt;- opcode: QUERY, status: NOERROR, id: 58073</text:span></text:p>
      <text:p text:style-name="Standard"><text:span text:style-name="T2">;; flags: qr rd ra; QUERY: 1, ANSWER: 13, AUTHORITY: 0, ADDITIONAL: 13</text:span></text:p>
      <text:p text:style-name="Standard"><text:span text:style-name="T2"></text:span></text:p>
      <text:p text:style-name="Standard"><text:span text:style-name="T2">;; QUESTION SECTION:</text:span></text:p>
      <text:p text:style-name="Standard"><text:span text:style-name="T2">;.<text:tab/><text:tab/><text:tab/><text:tab/>IN<text:tab/>NS</text:span></text:p>
      <text:p text:style-name="Standard"><text:span text:style-name="T2"></text:span></text:p>
      <text:p text:style-name="Standard"><text:span text:style-name="T2">;; ANSWER SECTION:</text:span></text:p>
      <text:p text:style-name="Standard"><text:span text:style-name="T2">.<text:tab/><text:tab/><text:tab/>232423<text:tab/>IN<text:tab/>NS<text:tab/>g.root-servers.net.</text:span></text:p>
      <text:p text:style-name="Standard"><text:span text:style-name="T2">.<text:tab/><text:tab/><text:tab/>232423<text:tab/>IN<text:tab/>NS<text:tab/>j.root-servers.net.</text:span></text:p>
      <text:p text:style-name="Standard"><text:span text:style-name="T2">.<text:tab/><text:tab/><text:tab/>232423<text:tab/>IN<text:tab/>NS<text:tab/>m.root-servers.net.</text:span></text:p>
      <text:p text:style-name="Standard"><text:span text:style-name="T2">.<text:tab/><text:tab/><text:tab/>232423<text:tab/>IN<text:tab/>NS<text:tab/>c.root-servers.net.</text:span></text:p>
      <text:p text:style-name="Standard"><text:span text:style-name="T2">.<text:tab/><text:tab/><text:tab/>232423<text:tab/>IN<text:tab/>NS<text:tab/>b.root-servers.net.</text:span></text:p>
      <text:p text:style-name="Standard"><text:span text:style-name="T2">.<text:tab/><text:tab/><text:tab/>232423<text:tab/>IN<text:tab/>NS<text:tab/>k.root-servers.net.</text:span></text:p>
      <text:p text:style-name="Standard"><text:span text:style-name="T2">.<text:tab/><text:tab/><text:tab/>232423<text:tab/>IN<text:tab/>NS<text:tab/>f.root-servers.net.</text:span></text:p>
      <text:p text:style-name="Standard"><text:span text:style-name="T2">.<text:tab/><text:tab/><text:tab/>232423<text:tab/>IN<text:tab/>NS<text:tab/>e.root-servers.net.</text:span></text:p>
      <text:p text:style-name="Standard"><text:span text:style-name="T2">.<text:tab/><text:tab/><text:tab/>232423<text:tab/>IN<text:tab/>NS<text:tab/>d.root-servers.net.</text:span></text:p>
      <text:p text:style-name="Standard"><text:span text:style-name="T2">.<text:tab/><text:tab/><text:tab/>232423<text:tab/>IN<text:tab/>NS<text:tab/>a.root-servers.net.</text:span></text:p>
      <text:p text:style-name="Standard"><text:span text:style-name="T2">.<text:tab/><text:tab/><text:tab/>232423<text:tab/>IN<text:tab/>NS<text:tab/>i.root-servers.net.</text:span></text:p>
      <text:p text:style-name="Standard"><text:span text:style-name="T2">.<text:tab/><text:tab/><text:tab/>232423<text:tab/>IN<text:tab/>NS<text:tab/>h.root-servers.net.</text:span></text:p>
      <text:p text:style-name="Standard"><text:span text:style-name="T2">.<text:tab/><text:tab/><text:tab/>232423<text:tab/>IN<text:tab/>NS<text:tab/>l.root-servers.net.</text:span></text:p>
      <text:p text:style-name="Standard"><text:span text:style-name="T2"></text:span></text:p>
      <text:p text:style-name="Standard"><text:span text:style-name="T2">;; ADDITIONAL SECTION:</text:span></text:p>
      <text:p text:style-name="Standard"><text:soft-page-break/><text:span text:style-name="T2">a.root-servers.net.<text:tab/>526694<text:tab/>IN<text:tab/>A<text:tab/>198.41.0.4</text:span></text:p>
      <text:p text:style-name="Standard"><text:span text:style-name="T2">a.root-servers.net.<text:tab/>179347<text:tab/>IN<text:tab/>AAAA<text:tab/>2001:503:ba3e::2:30</text:span></text:p>
      <text:p text:style-name="Standard"><text:span text:style-name="T2">b.root-servers.net.<text:tab/>235831<text:tab/>IN<text:tab/>A<text:tab/>192.228.79.201</text:span></text:p>
      <text:p text:style-name="Standard"><text:span text:style-name="T2">b.root-servers.net.<text:tab/>91367<text:tab/>IN<text:tab/>AAAA<text:tab/>2001:500:84::b</text:span></text:p>
      <text:p text:style-name="Standard"><text:span text:style-name="T2">c.root-servers.net.<text:tab/>91367<text:tab/>IN<text:tab/>A<text:tab/>192.33.4.12</text:span></text:p>
      <text:p text:style-name="Standard"><text:span text:style-name="T2">c.root-servers.net.<text:tab/>62295<text:tab/>IN<text:tab/>AAAA<text:tab/>2001:500:2::c</text:span></text:p>
      <text:p text:style-name="Standard"><text:span text:style-name="T2">d.root-servers.net.<text:tab/>331750<text:tab/>IN<text:tab/>A<text:tab/>199.7.91.13</text:span></text:p>
      <text:p text:style-name="Standard"><text:span text:style-name="T2">d.root-servers.net.<text:tab/>496749<text:tab/>IN<text:tab/>AAAA<text:tab/>2001:500:2d::d</text:span></text:p>
      <text:p text:style-name="Standard"><text:span text:style-name="T2">e.root-servers.net.<text:tab/>162130<text:tab/>IN<text:tab/>A<text:tab/>192.203.230.10</text:span></text:p>
      <text:p text:style-name="Standard"><text:span text:style-name="T2">e.root-servers.net.<text:tab/>337947<text:tab/>IN<text:tab/>AAAA<text:tab/>2001:500:a8::e</text:span></text:p>
      <text:p text:style-name="Standard"><text:span text:style-name="T2">f.root-servers.net.<text:tab/>178051<text:tab/>IN<text:tab/>A<text:tab/>192.5.5.241</text:span></text:p>
      <text:p text:style-name="Standard"><text:span text:style-name="T2">f.root-servers.net.<text:tab/>152655<text:tab/>IN<text:tab/>AAAA<text:tab/>2001:500:2f::f</text:span></text:p>
      <text:p text:style-name="Standard"><text:span text:style-name="T2">g.root-servers.net.<text:tab/>346056<text:tab/>IN<text:tab/>A<text:tab/>192.112.36.4</text:span></text:p>
      <text:p text:style-name="Standard"><text:span text:style-name="T2"></text:span></text:p>
      <text:p text:style-name="Standard"><text:span text:style-name="T2">;; Query time: 0 msec</text:span></text:p>
      <text:p text:style-name="Standard"><text:span text:style-name="T2">;; SERVER: 129.94.208.3#53(129.94.208.3)</text:span></text:p>
      <text:p text:style-name="Standard"><text:span text:style-name="T2">;; WHEN: Fri Mar 24 16:28:46 2017</text:span></text:p>
      <text:p text:style-name="Standard"><text:span text:style-name="T2">;; MSG SIZE <text:s/>rcvd: 508</text:span></text:p>
      <text:p text:style-name="Standard"><text:span text:style-name="T2"></text:span></text:p>
      <text:p text:style-name="Standard"><text:span text:style-name="T2">z5099492@bongo00:~$ dig @198.41.0.4 au. ns</text:span></text:p>
      <text:p text:style-name="Standard"><text:span text:style-name="T2"></text:span></text:p>
      <text:p text:style-name="Standard"><text:span text:style-name="T2">; &lt;&lt;&gt;&gt; DiG 9.7.3 &lt;&lt;&gt;&gt; @198.41.0.4 au. ns</text:span></text:p>
      <text:p text:style-name="Standard"><text:span text:style-name="T2">; (1 server found)</text:span></text:p>
      <text:p text:style-name="Standard"><text:span text:style-name="T2">;; global options: +cmd</text:span></text:p>
      <text:p text:style-name="Standard"><text:span text:style-name="T2">;; Got answer:</text:span></text:p>
      <text:p text:style-name="Standard"><text:span text:style-name="T2">;; -&gt;&gt;HEADER&lt;&lt;- opcode: QUERY, status: NOERROR, id: 14269</text:span></text:p>
      <text:p text:style-name="Standard"><text:span text:style-name="T2">;; flags: qr rd; QUERY: 1, ANSWER: 0, AUTHORITY: 8, ADDITIONAL: 15</text:span></text:p>
      <text:p text:style-name="Standard"><text:span text:style-name="T2">;; WARNING: recursion requested but not available</text:span></text:p>
      <text:p text:style-name="Standard"><text:span text:style-name="T2"></text:span></text:p>
      <text:p text:style-name="Standard"><text:span text:style-name="T2">;; QUESTION SECTION:</text:span></text:p>
      <text:p text:style-name="Standard"><text:span text:style-name="T2">;au.<text:tab/><text:tab/><text:tab/><text:tab/>IN<text:tab/>NS</text:span></text:p>
      <text:p text:style-name="Standard"><text:span text:style-name="T2"></text:span></text:p>
      <text:p text:style-name="Standard"><text:span text:style-name="T2">;; AUTHORITY SECTION:</text:span></text:p>
      <text:p text:style-name="Standard"><text:span text:style-name="T2">au.<text:tab/><text:tab/><text:tab/>172800<text:tab/>IN<text:tab/>NS<text:tab/>a.au.</text:span></text:p>
      <text:p text:style-name="Standard"><text:span text:style-name="T2">au.<text:tab/><text:tab/><text:tab/>172800<text:tab/>IN<text:tab/>NS<text:tab/>b.au.</text:span></text:p>
      <text:p text:style-name="Standard"><text:span text:style-name="T2">au.<text:tab/><text:tab/><text:tab/>172800<text:tab/>IN<text:tab/>NS<text:tab/>u.au.</text:span></text:p>
      <text:p text:style-name="Standard"><text:span text:style-name="T2">au.<text:tab/><text:tab/><text:tab/>172800<text:tab/>IN<text:tab/>NS<text:tab/>v.au.</text:span></text:p>
      <text:p text:style-name="Standard"><text:span text:style-name="T2">au.<text:tab/><text:tab/><text:tab/>172800<text:tab/>IN<text:tab/>NS<text:tab/>w.au.</text:span></text:p>
      <text:p text:style-name="Standard"><text:span text:style-name="T2">au.<text:tab/><text:tab/><text:tab/>172800<text:tab/>IN<text:tab/>NS<text:tab/>x.au.</text:span></text:p>
      <text:p text:style-name="Standard"><text:span text:style-name="T2">au.<text:tab/><text:tab/><text:tab/>172800<text:tab/>IN<text:tab/>NS<text:tab/>y.au.</text:span></text:p>
      <text:p text:style-name="Standard"><text:span text:style-name="T2">au.<text:tab/><text:tab/><text:tab/>172800<text:tab/>IN<text:tab/>NS<text:tab/>z.au.</text:span></text:p>
      <text:p text:style-name="Standard"><text:span text:style-name="T2"></text:span></text:p>
      <text:p text:style-name="Standard"><text:span text:style-name="T2">;; ADDITIONAL SECTION:</text:span></text:p>
      <text:p text:style-name="Standard"><text:span text:style-name="T2">a.au.<text:tab/><text:tab/><text:tab/>172800<text:tab/>IN<text:tab/>A<text:tab/>58.65.254.73</text:span></text:p>
      <text:p text:style-name="Standard"><text:span text:style-name="T2">b.au.<text:tab/><text:tab/><text:tab/>172800<text:tab/>IN<text:tab/>A<text:tab/>58.65.253.73</text:span></text:p>
      <text:p text:style-name="Standard"><text:span text:style-name="T2">u.au.<text:tab/><text:tab/><text:tab/>172800<text:tab/>IN<text:tab/>A<text:tab/>211.29.133.32</text:span></text:p>
      <text:p text:style-name="Standard"><text:span text:style-name="T2">v.au.<text:tab/><text:tab/><text:tab/>172800<text:tab/>IN<text:tab/>A<text:tab/>202.12.31.141</text:span></text:p>
      <text:p text:style-name="Standard"><text:span text:style-name="T2">w.au.<text:tab/><text:tab/><text:tab/>172800<text:tab/>IN<text:tab/>A<text:tab/>37.209.192.5</text:span></text:p>
      <text:p text:style-name="Standard"><text:span text:style-name="T2">x.au.<text:tab/><text:tab/><text:tab/>172800<text:tab/>IN<text:tab/>A<text:tab/>37.209.194.5</text:span></text:p>
      <text:p text:style-name="Standard"><text:span text:style-name="T2">y.au.<text:tab/><text:tab/><text:tab/>172800<text:tab/>IN<text:tab/>A<text:tab/>37.209.196.5</text:span></text:p>
      <text:p text:style-name="Standard"><text:span text:style-name="T2">z.au.<text:tab/><text:tab/><text:tab/>172800<text:tab/>IN<text:tab/>A<text:tab/>37.209.198.5</text:span></text:p>
      <text:p text:style-name="Standard"><text:span text:style-name="T2">a.au.<text:tab/><text:tab/><text:tab/>172800<text:tab/>IN<text:tab/>AAAA<text:tab/>2407:6e00:254:306::73</text:span></text:p>
      <text:p text:style-name="Standard"><text:soft-page-break/><text:span text:style-name="T2">b.au.<text:tab/><text:tab/><text:tab/>172800<text:tab/>IN<text:tab/>AAAA<text:tab/>2407:6e00:253:306::73</text:span></text:p>
      <text:p text:style-name="Standard"><text:span text:style-name="T2">v.au.<text:tab/><text:tab/><text:tab/>172800<text:tab/>IN<text:tab/>AAAA<text:tab/>2001:dc0:4001:1:0:1836:0:141</text:span></text:p>
      <text:p text:style-name="Standard"><text:span text:style-name="T2">w.au.<text:tab/><text:tab/><text:tab/>172800<text:tab/>IN<text:tab/>AAAA<text:tab/>2001:dcd:1::5</text:span></text:p>
      <text:p text:style-name="Standard"><text:span text:style-name="T2">x.au.<text:tab/><text:tab/><text:tab/>172800<text:tab/>IN<text:tab/>AAAA<text:tab/>2001:dcd:2::5</text:span></text:p>
      <text:p text:style-name="Standard"><text:span text:style-name="T2">y.au.<text:tab/><text:tab/><text:tab/>172800<text:tab/>IN<text:tab/>AAAA<text:tab/>2001:dcd:3::5</text:span></text:p>
      <text:p text:style-name="Standard"><text:span text:style-name="T2">z.au.<text:tab/><text:tab/><text:tab/>172800<text:tab/>IN<text:tab/>AAAA<text:tab/>2001:dcd:4::5</text:span></text:p>
      <text:p text:style-name="Standard"><text:span text:style-name="T2"></text:span></text:p>
      <text:p text:style-name="Standard"><text:span text:style-name="T2">;; Query time: 171 msec</text:span></text:p>
      <text:p text:style-name="Standard"><text:span text:style-name="T2">;; SERVER: 198.41.0.4#53(198.41.0.4)</text:span></text:p>
      <text:p text:style-name="Standard"><text:span text:style-name="T2">;; WHEN: Fri Mar 24 16:28:58 2017</text:span></text:p>
      <text:p text:style-name="Standard"><text:span text:style-name="T2">;; MSG SIZE <text:s/>rcvd: 472</text:span></text:p>
      <text:p text:style-name="Standard"><text:span text:style-name="T2"></text:span></text:p>
      <text:p text:style-name="Standard"><text:span text:style-name="T2">z5099492@bongo00:~$ dig @58.65.254.73 edu.au. ns</text:span></text:p>
      <text:p text:style-name="Standard"><text:span text:style-name="T2"></text:span></text:p>
      <text:p text:style-name="Standard"><text:span text:style-name="T2">; &lt;&lt;&gt;&gt; DiG 9.7.3 &lt;&lt;&gt;&gt; @58.65.254.73 edu.au. ns</text:span></text:p>
      <text:p text:style-name="Standard"><text:span text:style-name="T2">; (1 server found)</text:span></text:p>
      <text:p text:style-name="Standard"><text:span text:style-name="T2">;; global options: +cmd</text:span></text:p>
      <text:p text:style-name="Standard"><text:span text:style-name="T2">;; Got answer:</text:span></text:p>
      <text:p text:style-name="Standard"><text:span text:style-name="T2">;; -&gt;&gt;HEADER&lt;&lt;- opcode: QUERY, status: NOERROR, id: 59141</text:span></text:p>
      <text:p text:style-name="Standard"><text:span text:style-name="T2">;; flags: qr rd; QUERY: 1, ANSWER: 0, AUTHORITY: 4, ADDITIONAL: 8</text:span></text:p>
      <text:p text:style-name="Standard"><text:span text:style-name="T2">;; WARNING: recursion requested but not available</text:span></text:p>
      <text:p text:style-name="Standard"><text:span text:style-name="T2"></text:span></text:p>
      <text:p text:style-name="Standard"><text:span text:style-name="T2">;; QUESTION SECTION:</text:span></text:p>
      <text:p text:style-name="Standard"><text:span text:style-name="T2">;edu.au.<text:tab/><text:tab/><text:tab/><text:tab/>IN<text:tab/>NS</text:span></text:p>
      <text:p text:style-name="Standard"><text:span text:style-name="T2"></text:span></text:p>
      <text:p text:style-name="Standard"><text:span text:style-name="T2">;; AUTHORITY SECTION:</text:span></text:p>
      <text:p text:style-name="Standard"><text:span text:style-name="T2">edu.au.<text:tab/><text:tab/><text:tab/>86400<text:tab/>IN<text:tab/>NS<text:tab/>z.au.</text:span></text:p>
      <text:p text:style-name="Standard"><text:span text:style-name="T2">edu.au.<text:tab/><text:tab/><text:tab/>86400<text:tab/>IN<text:tab/>NS<text:tab/>x.au.</text:span></text:p>
      <text:p text:style-name="Standard"><text:span text:style-name="T2">edu.au.<text:tab/><text:tab/><text:tab/>86400<text:tab/>IN<text:tab/>NS<text:tab/>y.au.</text:span></text:p>
      <text:p text:style-name="Standard"><text:span text:style-name="T2">edu.au.<text:tab/><text:tab/><text:tab/>86400<text:tab/>IN<text:tab/>NS<text:tab/>w.au.</text:span></text:p>
      <text:p text:style-name="Standard"><text:span text:style-name="T2"></text:span></text:p>
      <text:p text:style-name="Standard"><text:span text:style-name="T2">;; ADDITIONAL SECTION:</text:span></text:p>
      <text:p text:style-name="Standard"><text:span text:style-name="T2">w.au.<text:tab/><text:tab/><text:tab/>86400<text:tab/>IN<text:tab/>A<text:tab/>37.209.192.5</text:span></text:p>
      <text:p text:style-name="Standard"><text:span text:style-name="T2">w.au.<text:tab/><text:tab/><text:tab/>86400<text:tab/>IN<text:tab/>AAAA<text:tab/>2001:dcd:1::5</text:span></text:p>
      <text:p text:style-name="Standard"><text:span text:style-name="T2">x.au.<text:tab/><text:tab/><text:tab/>86400<text:tab/>IN<text:tab/>A<text:tab/>37.209.194.5</text:span></text:p>
      <text:p text:style-name="Standard"><text:span text:style-name="T2">x.au.<text:tab/><text:tab/><text:tab/>86400<text:tab/>IN<text:tab/>AAAA<text:tab/>2001:dcd:2::5</text:span></text:p>
      <text:p text:style-name="Standard"><text:span text:style-name="T2">y.au.<text:tab/><text:tab/><text:tab/>86400<text:tab/>IN<text:tab/>A<text:tab/>37.209.196.5</text:span></text:p>
      <text:p text:style-name="Standard"><text:span text:style-name="T2">y.au.<text:tab/><text:tab/><text:tab/>86400<text:tab/>IN<text:tab/>AAAA<text:tab/>2001:dcd:3::5</text:span></text:p>
      <text:p text:style-name="Standard"><text:span text:style-name="T2">z.au.<text:tab/><text:tab/><text:tab/>86400<text:tab/>IN<text:tab/>A<text:tab/>37.209.198.5</text:span></text:p>
      <text:p text:style-name="Standard"><text:span text:style-name="T2">z.au.<text:tab/><text:tab/><text:tab/>86400<text:tab/>IN<text:tab/>AAAA<text:tab/>2001:dcd:4::5</text:span></text:p>
      <text:p text:style-name="Standard"><text:span text:style-name="T2"></text:span></text:p>
      <text:p text:style-name="Standard"><text:span text:style-name="T2">;; Query time: 15 msec</text:span></text:p>
      <text:p text:style-name="Standard"><text:span text:style-name="T2">;; SERVER: 58.65.254.73#53(58.65.254.73)</text:span></text:p>
      <text:p text:style-name="Standard"><text:span text:style-name="T2">;; WHEN: Fri Mar 24 16:29:19 2017</text:span></text:p>
      <text:p text:style-name="Standard"><text:span text:style-name="T2">;; MSG SIZE <text:s/>rcvd: 264</text:span></text:p>
      <text:p text:style-name="Standard"><text:span text:style-name="T2"></text:span></text:p>
      <text:p text:style-name="Standard"><text:span text:style-name="T2">z5099492@bongo00:~$ dig @37.209.192.5 unsw.edu.au ns</text:span></text:p>
      <text:p text:style-name="Standard"><text:span text:style-name="T2"></text:span></text:p>
      <text:p text:style-name="Standard"><text:span text:style-name="T2">; &lt;&lt;&gt;&gt; DiG 9.7.3 &lt;&lt;&gt;&gt; @37.209.192.5 unsw.edu.au ns</text:span></text:p>
      <text:p text:style-name="Standard"><text:span text:style-name="T2">; (1 server found)</text:span></text:p>
      <text:p text:style-name="Standard"><text:span text:style-name="T2">;; global options: +cmd</text:span></text:p>
      <text:p text:style-name="Standard"><text:span text:style-name="T2">;; Got answer:</text:span></text:p>
      <text:p text:style-name="Standard"><text:soft-page-break/><text:span text:style-name="T2">;; -&gt;&gt;HEADER&lt;&lt;- opcode: QUERY, status: NOERROR, id: 41572</text:span></text:p>
      <text:p text:style-name="Standard"><text:span text:style-name="T2">;; flags: qr rd; QUERY: 1, ANSWER: 0, AUTHORITY: 3, ADDITIONAL: 5</text:span></text:p>
      <text:p text:style-name="Standard"><text:span text:style-name="T2">;; WARNING: recursion requested but not available</text:span></text:p>
      <text:p text:style-name="Standard"><text:span text:style-name="T2"></text:span></text:p>
      <text:p text:style-name="Standard"><text:span text:style-name="T2">;; QUESTION SECTION:</text:span></text:p>
      <text:p text:style-name="Standard"><text:span text:style-name="T2">;unsw.edu.au.<text:tab/><text:tab/><text:tab/>IN<text:tab/>NS</text:span></text:p>
      <text:p text:style-name="Standard"><text:span text:style-name="T2"></text:span></text:p>
      <text:p text:style-name="Standard"><text:span text:style-name="T2">;; AUTHORITY SECTION:</text:span></text:p>
      <text:p text:style-name="Standard"><text:span text:style-name="T2">unsw.edu.au.<text:tab/><text:tab/>14400<text:tab/>IN<text:tab/>NS<text:tab/>ns1.unsw.edu.au.</text:span></text:p>
      <text:p text:style-name="Standard"><text:span text:style-name="T2">unsw.edu.au.<text:tab/><text:tab/>14400<text:tab/>IN<text:tab/>NS<text:tab/>ns2.unsw.edu.au.</text:span></text:p>
      <text:p text:style-name="Standard"><text:span text:style-name="T2">unsw.edu.au.<text:tab/><text:tab/>14400<text:tab/>IN<text:tab/>NS<text:tab/>ns3.unsw.edu.au.</text:span></text:p>
      <text:p text:style-name="Standard"><text:span text:style-name="T2"></text:span></text:p>
      <text:p text:style-name="Standard"><text:span text:style-name="T2">;; ADDITIONAL SECTION:</text:span></text:p>
      <text:p text:style-name="Standard"><text:span text:style-name="T2">ns1.unsw.edu.au.<text:tab/>14400<text:tab/>IN<text:tab/>A<text:tab/>129.94.0.192</text:span></text:p>
      <text:p text:style-name="Standard"><text:span text:style-name="T2">ns2.unsw.edu.au.<text:tab/>14400<text:tab/>IN<text:tab/>A<text:tab/>129.94.0.193</text:span></text:p>
      <text:p text:style-name="Standard"><text:span text:style-name="T2">ns3.unsw.edu.au.<text:tab/>14400<text:tab/>IN<text:tab/>A<text:tab/>192.155.82.178</text:span></text:p>
      <text:p text:style-name="Standard"><text:span text:style-name="T2">ns1.unsw.edu.au.<text:tab/>14400<text:tab/>IN<text:tab/>AAAA<text:tab/>2001:388:c:35::1</text:span></text:p>
      <text:p text:style-name="Standard"><text:span text:style-name="T2">ns2.unsw.edu.au.<text:tab/>14400<text:tab/>IN<text:tab/>AAAA<text:tab/>2001:388:c:35::2</text:span></text:p>
      <text:p text:style-name="Standard"><text:span text:style-name="T2"></text:span></text:p>
      <text:p text:style-name="Standard"><text:span text:style-name="T2">;; Query time: 2 msec</text:span></text:p>
      <text:p text:style-name="Standard"><text:span text:style-name="T2">;; SERVER: 37.209.192.5#53(37.209.192.5)</text:span></text:p>
      <text:p text:style-name="Standard"><text:span text:style-name="T2">;; WHEN: Fri Mar 24 16:29:29 2017</text:span></text:p>
      <text:p text:style-name="Standard"><text:span text:style-name="T2">;; MSG SIZE <text:s/>rcvd: 187</text:span></text:p>
      <text:p text:style-name="Standard"><text:span text:style-name="T2"/></text:p>
      <text:p text:style-name="Standard"><text:span text:style-name="T2">z5099492@bongo00:~$ dig @129.94.0.192 cse.unsw.edu.au a</text:span></text:p>
      <text:p text:style-name="Standard"><text:span text:style-name="T2"></text:span></text:p>
      <text:p text:style-name="Standard"><text:span text:style-name="T2">; &lt;&lt;&gt;&gt; DiG 9.7.3 &lt;&lt;&gt;&gt; @129.94.0.192 cse.unsw.edu.au a</text:span></text:p>
      <text:p text:style-name="Standard"><text:span text:style-name="T2">; (1 server found)</text:span></text:p>
      <text:p text:style-name="Standard"><text:span text:style-name="T2">;; global options: +cmd</text:span></text:p>
      <text:p text:style-name="Standard"><text:span text:style-name="T2">;; Got answer:</text:span></text:p>
      <text:p text:style-name="Standard"><text:span text:style-name="T2">;; -&gt;&gt;HEADER&lt;&lt;- opcode: QUERY, status: NOERROR, id: 10632</text:span></text:p>
      <text:p text:style-name="Standard"><text:span text:style-name="T2">;; flags: qr rd; QUERY: 1, ANSWER: 0, AUTHORITY: 2, ADDITIONAL: 4</text:span></text:p>
      <text:p text:style-name="Standard"><text:span text:style-name="T2">;; WARNING: recursion requested but not available</text:span></text:p>
      <text:p text:style-name="Standard"><text:span text:style-name="T2"></text:span></text:p>
      <text:p text:style-name="Standard"><text:span text:style-name="T2">;; QUESTION SECTION:</text:span></text:p>
      <text:p text:style-name="Standard"><text:span text:style-name="T2">;cse.unsw.edu.au.<text:tab/><text:tab/>IN<text:tab/>A</text:span></text:p>
      <text:p text:style-name="Standard"><text:span text:style-name="T2"></text:span></text:p>
      <text:p text:style-name="Standard"><text:span text:style-name="T2">;; AUTHORITY SECTION:</text:span></text:p>
      <text:p text:style-name="Standard"><text:span text:style-name="T2">cse.unsw.edu.au.<text:tab/>10800<text:tab/>IN<text:tab/>NS<text:tab/>beethoven.orchestra.cse.unsw.edu.au.</text:span></text:p>
      <text:p text:style-name="Standard"><text:span text:style-name="T2">cse.unsw.edu.au.<text:tab/>10800<text:tab/>IN<text:tab/>NS<text:tab/>maestro.orchestra.cse.unsw.edu.au.</text:span></text:p>
      <text:p text:style-name="Standard"><text:span text:style-name="T2"></text:span></text:p>
      <text:p text:style-name="Standard"><text:span text:style-name="T2">;; ADDITIONAL SECTION:</text:span></text:p>
      <text:p text:style-name="Standard"><text:span text:style-name="T2">maestro.orchestra.cse.unsw.edu.au. 10800 IN A<text:tab/>129.94.242.33</text:span></text:p>
      <text:p text:style-name="Standard"><text:span text:style-name="T2">beethoven.orchestra.cse.unsw.edu.au. 10800 IN A<text:tab/>129.94.242.2</text:span></text:p>
      <text:p text:style-name="Standard"><text:span text:style-name="T2">beethoven.orchestra.cse.unsw.edu.au. 10800 IN A<text:tab/>129.94.172.11</text:span></text:p>
      <text:p text:style-name="Standard"><text:span text:style-name="T2">beethoven.orchestra.cse.unsw.edu.au. 10800 IN A<text:tab/>129.94.208.3</text:span></text:p>
      <text:p text:style-name="Standard"><text:span text:style-name="T2"></text:span></text:p>
      <text:p text:style-name="Standard"><text:span text:style-name="T2">;; Query time: 3 msec</text:span></text:p>
      <text:p text:style-name="Standard"><text:span text:style-name="T2">;; SERVER: 129.94.0.192#53(129.94.0.192)</text:span></text:p>
      <text:p text:style-name="Standard"><text:span text:style-name="T2">;; WHEN: Fri Mar 24 16:41:14 2017</text:span></text:p>
      <text:p text:style-name="Standard"><text:span text:style-name="T2">;; MSG SIZE <text:s/>rcvd: 153</text:span></text:p>
      <text:p text:style-name="Standard"><text:span text:style-name="T2"/></text:p>
      <text:p text:style-name="Standard"><text:soft-page-break/><text:span text:style-name="T2">So there are 2 DNS servers to get the authoritative answer.</text:span></text:p>
      <text:p text:style-name="Standard"><text:span text:style-name="T2"/></text:p>
      <text:p text:style-name="Standard"><text:span text:style-name="T2">Question 12:</text:span></text:p>
      <text:p text:style-name="Standard"><text:span text:style-name="T2">Yes!</text:span></text:p>
      <text:p text:style-name="Standard"><text:span text:style-name="T2"/></text:p>
      <text:p text:style-name="Standard"><text:span text:style-name="T2">Question 13:</text:span></text:p>
      <text:p text:style-name="Standard"><text:span text:style-name="T2">Not case-sensitive.</text:span></text:p>
      <text:p text:style-name="Standard"><text:span text:style-name="T2"/></text:p>
      <text:p text:style-name="Standard"><text:span text:style-name="T2">Question 14:</text:span></text:p>
      <text:p text:style-name="Standard"><text:bookmark text:name="tld-table"/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text:a xlink:type="simple" xlink:href="http://www.iana.org/domains/root/db/aaa.html" text:style-name="Internet_20_link" text:visited-style-name="Visited_20_Internet_20_Link">.aaa</text:a></text:p>
          </table:table-cell>
          <table:table-cell table:style-name="Table1.A1" office:value-type="string">
            <text:p text:style-name="Table_20_Contents">generic</text:p>
          </table:table-cell>
          <table:table-cell table:style-name="Table1.A1" office:value-type="string">
            <text:p text:style-name="Table_20_Contents">American Automobile Association, Inc.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iana.org/domains/root/db/aarp.html" text:style-name="Internet_20_link" text:visited-style-name="Visited_20_Internet_20_Link">.aarp</text:a></text:p>
          </table:table-cell>
          <table:table-cell table:style-name="Table1.A1" office:value-type="string">
            <text:p text:style-name="Table_20_Contents">generic</text:p>
          </table:table-cell>
          <table:table-cell table:style-name="Table1.A1" office:value-type="string">
            <text:p text:style-name="Table_20_Contents">AARP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iana.org/domains/root/db/abarth.html" text:style-name="Internet_20_link" text:visited-style-name="Visited_20_Internet_20_Link">.abarth</text:a></text:p>
          </table:table-cell>
          <table:table-cell table:style-name="Table1.A1" office:value-type="string">
            <text:p text:style-name="Table_20_Contents">generic</text:p>
          </table:table-cell>
          <table:table-cell table:style-name="Table1.A1" office:value-type="string">
            <text:p text:style-name="Table_20_Contents">Fiat Chrysler Automobiles N.V.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iana.org/domains/root/db/abb.html" text:style-name="Internet_20_link" text:visited-style-name="Visited_20_Internet_20_Link">.abb</text:a></text:p>
          </table:table-cell>
          <table:table-cell table:style-name="Table1.A1" office:value-type="string">
            <text:p text:style-name="Table_20_Contents">generic</text:p>
          </table:table-cell>
          <table:table-cell table:style-name="Table1.A1" office:value-type="string">
            <text:p text:style-name="Table_20_Contents">ABB Ltd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iana.org/domains/root/db/abbott.html" text:style-name="Internet_20_link" text:visited-style-name="Visited_20_Internet_20_Link">.abbott</text:a></text:p>
          </table:table-cell>
          <table:table-cell table:style-name="Table1.A1" office:value-type="string">
            <text:p text:style-name="Table_20_Contents">generic</text:p>
          </table:table-cell>
          <table:table-cell table:style-name="Table1.A1" office:value-type="string">
            <text:p text:style-name="Table_20_Contents">Abbott Laboratories, Inc.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iana.org/domains/root/db/abbvie.html" text:style-name="Internet_20_link" text:visited-style-name="Visited_20_Internet_20_Link">.abbvie</text:a></text:p>
          </table:table-cell>
          <table:table-cell table:style-name="Table1.A1" office:value-type="string">
            <text:p text:style-name="Table_20_Contents">generic</text:p>
          </table:table-cell>
          <table:table-cell table:style-name="Table1.A1" office:value-type="string">
            <text:p text:style-name="Table_20_Contents">AbbVie Inc.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iana.org/domains/root/db/abc.html" text:style-name="Internet_20_link" text:visited-style-name="Visited_20_Internet_20_Link">.abc</text:a></text:p>
          </table:table-cell>
          <table:table-cell table:style-name="Table1.A1" office:value-type="string">
            <text:p text:style-name="Table_20_Contents">generic</text:p>
          </table:table-cell>
          <table:table-cell table:style-name="Table1.A1" office:value-type="string">
            <text:p text:style-name="Table_20_Contents">Disney Enterprises, Inc.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iana.org/domains/root/db/able.html" text:style-name="Internet_20_link" text:visited-style-name="Visited_20_Internet_20_Link">.able</text:a></text:p>
          </table:table-cell>
          <table:table-cell table:style-name="Table1.A1" office:value-type="string">
            <text:p text:style-name="Table_20_Contents">generic</text:p>
          </table:table-cell>
          <table:table-cell table:style-name="Table1.A1" office:value-type="string">
            <text:p text:style-name="Table_20_Contents">Able Inc.</text:p>
          </table:table-cell>
        </table:table-row>
      </table:table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KaitiM GB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KaitiM GB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24T13:56:25</meta:creation-date>
    <dc:date>2017-03-24T17:10:30</dc:date>
    <meta:editing-duration>PT2H58M55S</meta:editing-duration>
    <meta:editing-cycles>10</meta:editing-cycles>
    <meta:generator>OpenOffice/4.1.1$Linux OpenOffice.org_project/411m6$Build-9775</meta:generator>
    <meta:document-statistic meta:table-count="1" meta:image-count="0" meta:object-count="0" meta:page-count="10" meta:paragraph-count="480" meta:word-count="1939" meta:character-count="14099"/>
  </office:meta>
</office:document-meta>
</file>